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69b3" officeooo:paragraph-rsid="001d69b3"/>
    </style:style>
    <style:style style:name="P2" style:family="paragraph" style:parent-style-name="Standard">
      <style:text-properties officeooo:rsid="001d69b3" officeooo:paragraph-rsid="001f597b"/>
    </style:style>
    <style:style style:name="P3" style:family="paragraph" style:parent-style-name="Standard">
      <style:text-properties officeooo:rsid="001d69b3" officeooo:paragraph-rsid="00225e03"/>
    </style:style>
    <style:style style:name="P4" style:family="paragraph" style:parent-style-name="Standard">
      <style:text-properties officeooo:rsid="001f597b" officeooo:paragraph-rsid="001f597b"/>
    </style:style>
    <style:style style:name="P5" style:family="paragraph" style:parent-style-name="Standard">
      <style:text-properties officeooo:rsid="001f597b" officeooo:paragraph-rsid="0023b0e6"/>
    </style:style>
    <style:style style:name="P6" style:family="paragraph" style:parent-style-name="Standard">
      <style:text-properties officeooo:rsid="0021e8b4" officeooo:paragraph-rsid="0021e8b4"/>
    </style:style>
    <style:style style:name="P7" style:family="paragraph" style:parent-style-name="Standard">
      <style:text-properties officeooo:rsid="0021e8b4" officeooo:paragraph-rsid="00225e03"/>
    </style:style>
    <style:style style:name="P8" style:family="paragraph" style:parent-style-name="Standard">
      <style:text-properties officeooo:rsid="00225e03" officeooo:paragraph-rsid="00225e03"/>
    </style:style>
    <style:style style:name="T1" style:family="text">
      <style:text-properties officeooo:rsid="001f597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0c2c6"/>
    </style:style>
    <style:style style:name="T4" style:family="text">
      <style:text-properties officeooo:rsid="002049a9"/>
    </style:style>
    <style:style style:name="T5" style:family="text">
      <style:text-properties fo:font-variant="normal" fo:text-transform="none" fo:color="#123654" style:font-name="Arial" fo:font-size="9.75pt" fo:letter-spacing="normal" fo:font-style="normal" fo:font-weight="normal" officeooo:rsid="0021e8b4"/>
    </style:style>
    <style:style style:name="T6" style:family="text">
      <style:text-properties fo:font-variant="normal" fo:text-transform="none" style:font-name="sans-serif" fo:font-size="10.5pt" fo:letter-spacing="normal" fo:font-style="normal" fo:font-weight="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225e03"/>
    </style:style>
    <style:style style:name="T9" style:family="text">
      <style:text-properties officeooo:rsid="001d69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A Large Scale Kelkoo Online Advertising Data</text:p>
      <text:p text:style-name="P1"></text:p>
      <text:p text:style-name="P1"><text:span text:style-name="T2">Abstract</text:span>: A novel, publicly available collection for recommendation systems that records the behavior of customers of the European leader in eCommerce advertising, Kelkoo, during month of June. This dataset describes the Germany. Complete dataset available at &lt;URL of the website&gt;</text:p>
      <text:p text:style-name="P1"></text:p>
      <text:p text:style-name="P1"><text:span text:style-name="T2">Dataset characteristics</text:span>: Multi-Variate</text:p>
      <text:p text:style-name="P1"><text:span text:style-name="T2">Attribute Characteristics</text:span>: Multi-Variate</text:p>
      <text:p text:style-name="P1"><text:span text:style-name="T2">Associated Task</text:span>s: Recommender Systems</text:p>
      <text:p text:style-name="P1">Number of Instances: </text:p>
      <text:p text:style-name="P1">Number of Attributes: </text:p>
      <text:p text:style-name="P1">Missing Values: <text:span text:style-name="T4">N/A</text:span></text:p>
      <text:p text:style-name="P1">Area: </text:p>
      <text:p text:style-name="P1">Date Donated: </text:p>
      <text:p text:style-name="P1">Number of Web Hits: </text:p>
      <text:p text:style-name="P1"></text:p>
      <text:p text:style-name="P3"><text:span text:style-name="T2">Creators</text:span>: </text:p>
      <text:p text:style-name="P3"/>
      <text:p text:style-name="P3"><text:span text:style-name="T8">Massih R. Amini</text:span></text:p>
      <text:p text:style-name="P3"><text:span text:style-name="T8">Univ. Grenoble Alpes, CNRS/LIG</text:span></text:p>
      <text:p text:style-name="P3"><text:span text:style-name="T8">massih-reza.amini@imag.fr</text:span></text:p>
      <text:p text:style-name="P3"/>
      <text:p text:style-name="P3"><text:span text:style-name="T8">Charlotte Laclau</text:span></text:p>
      <text:p text:style-name="P3"><text:span text:style-name="T8">Univ. Grenoble Alpes, CNRS/LIG</text:span></text:p>
      <text:p text:style-name="P3"><text:span text:style-name="T8">charlotte.laclau@univ-grenoble-alpes.fr}</text:span></text:p>
      <text:p text:style-name="P1"></text:p>
      <text:p text:style-name="P3"><text:span text:style-name="T8">Sumit Sidana</text:span></text:p>
      <text:p text:style-name="P3"><text:span text:style-name="T8">Univ. Grenoble Alpes, CNRS/LIG</text:span></text:p>
      <text:p text:style-name="P3"><text:a xlink:type="simple" xlink:href="mailto:email%7Bsumit.sidana@imag.fr"><text:span text:style-name="T8">sumit.sidana@imag.fr</text:span></text:a></text:p>
      <text:p text:style-name="P3"/>
      <text:p text:style-name="P2"><text:span text:style-name="T2">Data Set Information</text:span>:</text:p>
      <text:p text:style-name="P2"/>
      <text:p text:style-name="P2">We created this data by sampling and processing the www.kelkoo.com logs. <text:span text:style-name="T1">The data records offers which were clicked (or shown)</text:span> to the users of the www.kelkoo.com (and partners) in Germany <text:span text:style-name="T1">as well as meta-information of these users and offers</text:span>. The data contains <text:span text:style-name="T1">2 files </text:span>training and testing set. Train set contains 291,485 users and associated 291,485 offers. Test set contains 278293 users and associated 380,803 offers. <text:span text:style-name="T1">Both files contain additional attributes. Objective is to predict if a given user will click on a given offer.</text:span></text:p>
      <text:p text:style-name="P2"/>
      <text:p text:style-name="P1"/>
      <text:p text:style-name="P4"><text:span text:style-name="T3">Attribute</text:span><text:span text:style-name="T2"> Information</text:span>: </text:p>
      <text:p text:style-name="P6">Files, Instances and attributes</text:p>
      <text:p text:style-name="P6">%--- Description Format</text:p>
      <text:p text:style-name="P6">File Name</text:p>
      <text:p text:style-name="P6">Number of Instances</text:p>
      <text:p text:style-name="P6">Attribute: Type, Number of missing values (if any), Number of values</text:p>
      <text:p text:style-name="P6">$---</text:p>
      <text:p text:style-name="P6">1. train_de.csv.anon</text:p>
      <text:p text:style-name="P7">Instances: <text:span text:style-name="T8">15,844,718</text:span></text:p>
      <text:p text:style-name="P6">Attributes: 7</text:p>
      <text:p text:style-name="P6">userid: Categorical, 291,485</text:p>
      <text:p text:style-name="P6">offerid: Categorical, 2,158,859</text:p>
      <text:p text:style-name="P6"><text:soft-page-break/>countrycode: Categorical, 1</text:p>
      <text:p text:style-name="P6">category: Integer, 271</text:p>
      <text:p text:style-name="P6">merchant: Integer, 703</text:p>
      <text:p text:style-name="P6">utcdate: Timestamp, <text:span text:style-name="T7">TO BE FILLED</text:span></text:p>
      <text:p text:style-name="P6">rating: Binary, 0 or 1</text:p>
      <text:p text:style-name="P6"/>
      <text:p text:style-name="P8">2. test_de.csv.anon</text:p>
      <text:p text:style-name="P7">Instances: <text:span text:style-name="T8">1,919,562</text:span></text:p>
      <text:p text:style-name="P7">Attributes: 7</text:p>
      <text:p text:style-name="P7">userid: Categorical, <text:span text:style-name="T8">278,293</text:span></text:p>
      <text:p text:style-name="P7">offerid: Categorical, <text:span text:style-name="T8">380,803</text:span></text:p>
      <text:p text:style-name="P7">countrycode: Categorical, 1 </text:p>
      <text:p text:style-name="P7">category: Integer, <text:span text:style-name="T8">267</text:span></text:p>
      <text:p text:style-name="P7">merchant: Integer, <text:span text:style-name="T8">738</text:span></text:p>
      <text:p text:style-name="P7">utcdate: Timestamp, <text:span text:style-name="T7">TO BE FILLED</text:span></text:p>
      <text:p text:style-name="P7">rating: Binary, 0 or 1</text:p>
      <text:p text:style-name="P6"/>
      <text:p text:style-name="Standard"><text:span text:style-name="T5"/></text:p>
      <text:p text:style-name="P4"/>
      <text:p text:style-name="P4"/>
      <text:p text:style-name="P4"><text:span text:style-name="T2">Relevant Papers</text:span>: </text:p>
      <text:p text:style-name="P4"/>
      <text:p text:style-name="P5"><text:span text:style-name="T6">Sumit Sidana, Charlotte Laclau, Massih R. Amini, Gilles Vandelle, and André Bois-Crettez </text:span>KASANDR: A Large-Scale Dataset with Implicit Feedback for</text:p>
      <text:p text:style-name="Standard">Recommendation, <text:s/><text:span text:style-name="T6">SIGIR ’17, August 07-11, 2017, Shinjuku, Tokyo, Ja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22:57:37.951924245</meta:creation-date>
    <dc:date>2017-05-04T23:38:06.270292377</dc:date>
    <meta:editing-duration>PT39M44S</meta:editing-duration>
    <meta:editing-cycles>8</meta:editing-cycles>
    <meta:generator>LibreOffice/4.2.8.2$Linux_X86_64 LibreOffice_project/420m0$Build-2</meta:generator>
    <meta:document-statistic meta:table-count="0" meta:image-count="0" meta:object-count="0" meta:page-count="2" meta:paragraph-count="57" meta:word-count="304" meta:character-count="2233" meta:non-whitespace-character-count="1956"/>
  </office:meta>
</office:document-meta>
</file>